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02000001A600000297BB1EEF30.eps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cm, 0cm, 15.21cm, 5.181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stroke="dash" draw:stroke-dash="Ultrafine_20_Dashed"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svg:stroke-width="0.05cm" svg:stroke-color="#000000" draw:marker-start="Arrow" draw:marker-start-width="0.375cm" draw:marker-end-width="0.275cm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none" svg:stroke-color="#000000" draw:fill="none" draw:fill-color="#ffffff" fo:min-height="0.8cm"/>
    </style:style>
    <style:style style:name="gr6" style:family="graphic" style:parent-style-name="standard">
      <style:graphic-properties svg:stroke-width="0.05cm" svg:stroke-color="#000000" draw:marker-start="Arrow" draw:marker-start-width="0.375cm" draw:marker-end-width="0.275cm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fo:min-height="0.25cm"/>
    </style:style>
    <style:style style:name="gr8" style:family="graphic" style:parent-style-name="standard">
      <style:graphic-properties svg:stroke-width="0.05cm" svg:stroke-color="#ff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fo:min-height="0.95cm"/>
    </style:style>
    <style:style style:name="gr10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family="Arial" style:font-family-generic="roman" style:font-pitch="variable" fo:font-size="12pt" style:font-family-asian="Arial" style:font-family-generic-asian="roman" style:font-pitch-asian="variable" style:font-size-asian="12pt" style:font-family-complex="Arial" style:font-family-generic-complex="roman" style:font-pitch-complex="variable" style:font-size-complex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Arial" style:font-family-generic-asian="roman" style:font-pitch-asian="variable" style:font-size-asian="12pt" style:font-style-asian="normal" style:font-weight-asian="normal" style:font-family-complex="Arial" style:font-family-generic-complex="roman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4.546cm" svg:height="10.769cm" svg:x="0.991cm" svg:y="0.966cm">
          <draw:image xlink:href="Pictures/20000002000001A600000297BB1EEF30.eps" xlink:type="simple" xlink:show="embed" xlink:actuate="onLoad">
            <text:p/>
          </draw:image>
        </draw:frame>
        <draw:frame draw:style-name="gr2" draw:text-style-name="P2" draw:layer="layout" svg:width="9.422cm" svg:height="0.721cm" svg:x="10.355cm" svg:y="9.9cm">
          <draw:text-box>
            <text:p text:style-name="P2"><text:span text:style-name="T1">Logarithmische Skala (y-Achse) Wanddabstand</text:span></text:p>
          </draw:text-box>
        </draw:frame>
        <draw:line draw:style-name="gr3" draw:text-style-name="P1" draw:layer="layout" svg:x1="10.3cm" svg:y1="4cm" svg:x2="3.3cm" svg:y2="7.015cm">
          <text:p/>
        </draw:line>
        <draw:line draw:style-name="gr4" draw:text-style-name="P1" draw:layer="layout" svg:x1="3.3cm" svg:y1="7cm" svg:x2="5.8cm" svg:y2="3.8cm">
          <text:p/>
        </draw:line>
        <draw:frame draw:style-name="gr5" draw:text-style-name="P2" draw:layer="layout" svg:width="6.9cm" svg:height="1.05cm" svg:x="3.7cm" svg:y="2.9cm">
          <draw:text-box>
            <text:p text:style-name="P2"><text:span text:style-name="T1">Falsche Wandschubspannung</text:span></text:p>
          </draw:text-box>
        </draw:frame>
        <draw:line draw:style-name="gr6" draw:text-style-name="P1" draw:layer="layout" svg:x1="9.1cm" svg:y1="4.9cm" svg:x2="15.2cm" svg:y2="4.9cm">
          <text:p/>
        </draw:line>
        <draw:frame draw:style-name="gr2" draw:text-style-name="P2" draw:layer="layout" svg:width="3.22cm" svg:height="0.721cm" svg:x="15.1cm" svg:y="4.579cm">
          <draw:text-box>
            <text:p text:style-name="P3"><text:span text:style-name="T2">Falsche Werte</text:span></text:p>
          </draw:text-box>
        </draw:frame>
        <draw:line draw:style-name="gr4" draw:text-style-name="P1" draw:layer="layout" svg:x1="11.1cm" svg:y1="3.9cm" svg:x2="15.3cm" svg:y2="3.9cm">
          <text:p/>
        </draw:line>
        <draw:frame draw:style-name="gr7" draw:text-style-name="P2" draw:layer="layout" svg:width="3.6cm" svg:height="0.721cm" svg:x="15.4cm" svg:y="3.5cm">
          <draw:text-box>
            <text:p text:style-name="P2"><text:span text:style-name="T1">Korrekte Kurve</text:span></text:p>
          </draw:text-box>
        </draw:frame>
        <draw:custom-shape draw:style-name="gr8" draw:text-style-name="P1" xml:id="id2" draw:id="id2" draw:layer="layout" svg:width="4.454cm" svg:height="1.581cm" draw:transform="rotate (0.785398163397448) translate (6.95cm 6.64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2" xml:id="id1" draw:id="id1" draw:layer="layout" svg:width="8cm" svg:height="1.2cm" svg:x="11.6cm" svg:y="6.1cm">
          <draw:text-box>
            <text:p text:style-name="P2"><text:span text:style-name="T1">Übergangsbereich:</text:span></text:p>
            <text:p text:style-name="P2"><text:span text:style-name="T1">Überblenden lineare &amp; log funktion</text:span></text:p>
          </draw:text-box>
        </draw:frame>
        <draw:connector draw:style-name="gr10" draw:text-style-name="P1" draw:layer="layout" draw:type="line" svg:x1="11.6cm" svg:y1="6.7cm" svg:x2="9.642cm" svg:y2="6.193cm" draw:start-shape="id1" draw:start-glue-point="3" draw:end-shape="id2" draw:end-glue-point="8" svg:d="m11600 6700-1958-507" svg:viewBox="0 0 1959 508">
          <text:p/>
        </draw:connector>
        <draw:custom-shape draw:style-name="gr8" draw:text-style-name="P1" xml:id="id4" draw:id="id4" draw:layer="layout" svg:width="4.364cm" svg:height="1.542cm" draw:transform="rotate (0.436332312998582) translate (2.945cm 8.245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3" draw:id="id3" draw:layer="layout" svg:width="8.143cm" svg:height="1.661cm" svg:x="8.5cm" svg:y="7.4cm">
          <draw:text-box>
            <text:p><text:span text:style-name="T1">Viskose Unterschicht:</text:span></text:p>
            <text:p><text:span text:style-name="T1">Lineare Kurve (auf logarithmischer Skala</text:span></text:p>
            <text:p><text:span text:style-name="T1">Als e-Funktion dargestellt</text:span></text:p>
          </draw:text-box>
        </draw:frame>
        <draw:connector draw:style-name="gr10" draw:text-style-name="P1" draw:layer="layout" draw:type="line" svg:x1="8.5cm" svg:y1="8.23cm" svg:x2="6.877cm" svg:y2="7.865cm" draw:start-shape="id3" draw:start-glue-point="3" draw:end-shape="id4" draw:end-glue-point="9" svg:d="m8500 8230-1623-365" svg:viewBox="0 0 1624 366">
          <text:p/>
        </draw:connector>
        <draw:custom-shape draw:style-name="gr8" draw:text-style-name="P1" xml:id="id6" draw:id="id6" draw:layer="layout" svg:width="3.941cm" svg:height="1.12cm" draw:transform="rotate (0.436332312998582) translate (11.424cm 3.12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xml:id="id5" draw:id="id5" draw:layer="layout" svg:width="4.689cm" svg:height="1.661cm" svg:x="15.3cm" svg:y="2cm">
          <draw:text-box>
            <text:p><text:span text:style-name="T1">E-funktion, in</text:span></text:p>
            <text:p><text:span text:style-name="T1">Logarithmischer Skala</text:span></text:p>
            <text:p><text:span text:style-name="T1">linear abgebildet</text:span></text:p>
          </draw:text-box>
        </draw:frame>
        <draw:connector draw:style-name="gr10" draw:text-style-name="P1" draw:layer="layout" draw:type="line" svg:x1="15.3cm" svg:y1="2.83cm" svg:x2="13.684cm" svg:y2="3.311cm" draw:start-shape="id5" draw:start-glue-point="3" draw:end-shape="id6" draw:end-glue-point="8" svg:d="m15300 2830-1616 481" svg:viewBox="0 0 1617 48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CH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Arial Unicode MS'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6-21T15:33:57</dc:date>
    <meta:generator>LibreOffice/4.0.3.3$MacOSX_x86 LibreOffice_project/0eaa50a932c8f2199a615e1eb30f7ac74279539</meta:generator>
    <meta:editing-duration>PT19M55S</meta:editing-duration>
    <meta:editing-cycles>7</meta:editing-cycles>
    <meta:document-statistic meta:object-count="18"/>
  </office:meta>
</office:document-meta>
</file>